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5.065cm"/>
    </style:style>
    <style:style style:name="gr6" style:family="graphic" style:parent-style-name="Default_5f_1_5f_1_5f_1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Default_5f_1_5f_1_5f_1">
      <style:graphic-properties draw:stroke="none" svg:stroke-color="#000000" draw:fill="none" draw:fill-color="#ffffff" draw:auto-grow-height="true" draw:auto-grow-width="false" fo:max-height="0cm" fo:min-height="5.065cm"/>
    </style:style>
    <style:style style:name="gr8" style:family="graphic" style:parent-style-name="Default_5f_1_5f_1_5f_1_5f_1">
      <style:graphic-properties draw:stroke="none" svg:stroke-color="#000000" draw:fill="none" draw:fill-color="#ffffff" draw:auto-grow-height="true" draw:auto-grow-width="false" fo:max-height="0cm" fo:min-height="8.863cm"/>
    </style:style>
    <style:style style:name="gr9" style:family="graphic" style:parent-style-name="Default_5f_1_5f_1_5f_1_5f_1_5f_1">
      <style:graphic-properties draw:stroke="none" svg:stroke-color="#000000" draw:fill="none" draw:fill-color="#ffffff" draw:auto-grow-height="true" draw:auto-grow-width="false" fo:max-height="0cm" fo:min-height="11.395cm"/>
    </style:style>
    <style:style style:name="gr10" style:family="graphic" style:parent-style-name="Default_5f_1_5f_1_5f_1_5f_1_5f_1_5f_2">
      <style:graphic-properties draw:stroke="none" svg:stroke-color="#000000" draw:fill="none" draw:fill-color="#ffffff" draw:auto-grow-height="true" draw:auto-grow-width="false" fo:max-height="0cm" fo:min-height="11.395cm"/>
    </style:style>
    <style:style style:name="gr11" style:family="graphic" style:parent-style-name="Default_5f_1_5f_1_5f_1_5f_1_5f_1_5f_2_5f_2">
      <style:graphic-properties draw:stroke="none" svg:stroke-color="#000000" draw:fill="none" draw:fill-color="#ffffff" draw:auto-grow-height="true" draw:auto-grow-width="false" fo:max-height="0cm" fo:min-height="11.395cm"/>
    </style:style>
    <style:style style:name="gr12" style:family="graphic" style:parent-style-name="Default_5f_1_5f_1_5f_1_5f_1_5f_1_5f_2_5f_2">
      <style:graphic-properties draw:stroke="none" svg:stroke-color="#000000" draw:fill="none" draw:fill-color="#ffffff" draw:auto-grow-height="true" draw:auto-grow-width="false" fo:max-height="0cm" fo:min-height="9.15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draw:textarea-vertical-align="top" fo:min-height="7.692cm"/>
    </style:style>
    <style:style style:name="pr4" style:family="presentation" style:parent-style-name="Default-subtitle">
      <style:graphic-properties draw:fill-color="#ffffff" draw:textarea-vertical-align="top" fo:min-height="12.661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text-properties fo:font-size="32pt" style:font-size-asian="32pt" style:font-size-complex="32pt"/>
    </style:style>
    <style:style style:name="P4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801900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Objekt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Objekt i JavaScript är en samling data.</text:p>
            <text:p/>
            <text:p>Låter enkelt men väldigt ”kraftfullt”</text:p>
            <text:p>(dvs du kan göra mycket med den)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1" draw:layer="layout" svg:width="16.799cm" svg:height="16.255cm" svg:x="6.8cm" svg:y="0.837cm" presentation:class="subtitle" presentation:user-transformed="true">
          <draw:text-box>
            <text:p>Exempel:</text:p>
            <text:p text:style-name="P2">var person = {</text:p>
            <text:p text:style-name="P2"><text:tab/>förnamn: ”Sebastian”,</text:p>
            <text:p text:style-name="P2"><text:tab/>efternamn: ”Everett Eriksson”</text:p>
            <text:p text:style-name="P2">}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3" draw:text-style-name="P1" draw:layer="layout" svg:width="16.799cm" svg:height="8.863cm" svg:x="5.601cm" svg:y="5.4cm" presentation:class="subtitle" presentation:user-transformed="true">
          <draw:text-box>
            <text:p><text:span text:style-name="T1">Syntax:</text:span> Klamrar, dvs ”{ }”</text:p>
            <text:p/>
            <text:p>Exempel på tomt objekt (objekt utan egenskaper):</text:p>
            <text:p/>
            <text:p>var obj = { }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4" draw:text-style-name="P1" draw:layer="layout" svg:width="16.799cm" svg:height="12.661cm" svg:x="5.601cm" svg:y="5.4cm" presentation:class="subtitle" presentation:user-transformed="true">
          <draw:text-box>
            <text:p><text:span text:style-name="T1">Syntax:</text:span> Egenskaper (properties) med värden (values)</text:p>
            <text:p/>
            <text:p>Exempel på egenskapen text med värdet ”hej”:</text:p>
            <text:p/>
          </draw:text-box>
        </draw:frame>
        <draw:frame draw:style-name="gr2" draw:text-style-name="P4" draw:layer="layout" svg:width="7.6cm" svg:height="4.049cm" svg:x="10.2cm" svg:y="13cm">
          <draw:text-box>
            <text:p text:style-name="P3"><text:span text:style-name="T2">var obj = {</text:span></text:p>
            <text:p text:style-name="P3"><text:span text:style-name="T2"><text:tab/></text:span><text:span text:style-name="T2">text: ”hej”</text:span></text:p>
            <text:p text:style-name="P3"><text:span text:style-name="T2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4" draw:text-style-name="P1" draw:layer="layout" svg:width="16.799cm" svg:height="12.661cm" svg:x="5.601cm" svg:y="5.4cm" presentation:class="subtitle" presentation:user-transformed="true">
          <draw:text-box>
            <text:p><text:span text:style-name="T1">Syntax:</text:span> Egenskaper (properties) med värden (values)</text:p>
            <text:p/>
            <text:p>Notera kolon, ”:”, mellan egenskapen och värdet:</text:p>
            <text:p/>
          </draw:text-box>
        </draw:frame>
        <draw:frame draw:style-name="gr3" draw:text-style-name="P4" draw:layer="layout" svg:width="7.6cm" svg:height="4.049cm" svg:x="10.2cm" svg:y="13cm">
          <draw:text-box>
            <text:p text:style-name="P3"><text:span text:style-name="T2">var obj = {</text:span></text:p>
            <text:p text:style-name="P3"><text:span text:style-name="T2"><text:tab/></text:span><text:span text:style-name="T2">text: ”hej”</text:span></text:p>
            <text:p text:style-name="P3"><text:span text:style-name="T2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4" draw:text-style-name="P1" draw:layer="layout" svg:width="16.799cm" svg:height="12.661cm" svg:x="5.601cm" svg:y="5.4cm" presentation:class="subtitle" presentation:user-transformed="true">
          <draw:text-box>
            <text:p><text:span text:style-name="T1">Syntax:</text:span> Skillnad mellan funktion och objekt</text:p>
            <text:p/>
            <text:p>Både funktion och objekt definieras med klamrar:</text:p>
            <text:p/>
          </draw:text-box>
        </draw:frame>
        <draw:frame draw:style-name="gr4" draw:text-style-name="P4" draw:layer="layout" svg:width="7.6cm" svg:height="4.049cm" svg:x="3cm" svg:y="13.351cm">
          <draw:text-box>
            <text:p text:style-name="P3"><text:span text:style-name="T2">var obj = {</text:span></text:p>
            <text:p text:style-name="P3"><text:span text:style-name="T2"><text:tab/></text:span><text:span text:style-name="T2">text: ”hej”</text:span></text:p>
            <text:p text:style-name="P3"><text:span text:style-name="T2">}</text:span></text:p>
          </draw:text-box>
        </draw:frame>
        <draw:frame draw:style-name="gr5" draw:text-style-name="P4" draw:layer="layout" svg:width="12.8cm" svg:height="5.315cm" svg:x="12cm" svg:y="13.2cm">
          <draw:text-box>
            <text:p text:style-name="P3"><text:span text:style-name="T2">var funk = function () {</text:span></text:p>
            <text:p text:style-name="P3"><text:span text:style-name="T2"><text:tab/></text:span><text:span text:style-name="T2">return 2+2</text:span></text:p>
            <text:p text:style-name="P3"><text:span text:style-name="T2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4" draw:text-style-name="P1" draw:layer="layout" svg:width="16.799cm" svg:height="12.661cm" svg:x="5.601cm" svg:y="5.4cm" presentation:class="subtitle" presentation:user-transformed="true">
          <draw:text-box>
            <text:p><text:span text:style-name="T1">Syntax:</text:span> Skillnad mellan funktion och objekt</text:p>
            <text:p/>
            <text:p>Skillnaden ligger i ”function ()”-deklarationen</text:p>
            <text:p/>
          </draw:text-box>
        </draw:frame>
        <draw:frame draw:style-name="gr6" draw:text-style-name="P4" draw:layer="layout" svg:width="7.6cm" svg:height="4.049cm" svg:x="3cm" svg:y="13.351cm">
          <draw:text-box>
            <text:p text:style-name="P3"><text:span text:style-name="T2">var obj = {</text:span></text:p>
            <text:p text:style-name="P3"><text:span text:style-name="T2"><text:tab/></text:span><text:span text:style-name="T2">text: ”hej”</text:span></text:p>
            <text:p text:style-name="P3"><text:span text:style-name="T2">}</text:span></text:p>
          </draw:text-box>
        </draw:frame>
        <draw:frame draw:style-name="gr7" draw:text-style-name="P4" draw:layer="layout" svg:width="12.8cm" svg:height="5.315cm" svg:x="12cm" svg:y="13.2cm">
          <draw:text-box>
            <text:p text:style-name="P3"><text:span text:style-name="T2">var funk = </text:span><text:span text:style-name="T3">function ()</text:span><text:span text:style-name="T2"> {</text:span></text:p>
            <text:p text:style-name="P3"><text:span text:style-name="T2"><text:tab/></text:span><text:span text:style-name="T2">return 2+2</text:span></text:p>
            <text:p text:style-name="P3"><text:span text:style-name="T2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4" draw:text-style-name="P1" draw:layer="layout" svg:width="16.799cm" svg:height="12.661cm" svg:x="5.601cm" svg:y="3.6cm" presentation:class="subtitle" presentation:user-transformed="true">
          <draw:text-box>
            <text:p><text:span text:style-name="T1">Syntax:</text:span> Använda och ändra data i objekt: Använd punkt</text:p>
            <text:p/>
          </draw:text-box>
        </draw:frame>
        <draw:frame draw:style-name="gr8" draw:text-style-name="P4" draw:layer="layout" svg:width="18.75cm" svg:height="9.113cm" svg:x="4.625cm" svg:y="8.151cm">
          <draw:text-box>
            <text:p text:style-name="P3"><text:span text:style-name="T2">var person = {</text:span></text:p>
            <text:p text:style-name="P3"><text:span text:style-name="T2"><text:tab/></text:span><text:span text:style-name="T2">namn: ”Sebastian”</text:span></text:p>
            <text:p text:style-name="P3"><text:span text:style-name="T2">}</text:span></text:p>
            <text:p text:style-name="P3"><text:span text:style-name="T2"/></text:p>
            <text:p text:style-name="P3"><text:span text:style-name="T2">// Skriver ut ”Sebastian” i konsollen</text:span></text:p>
            <text:p text:style-name="P3"><text:span text:style-name="T2">console.log(person.namn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4" draw:text-style-name="P1" draw:layer="layout" svg:width="16.799cm" svg:height="12.661cm" svg:x="5.601cm" svg:y="3.6cm" presentation:class="subtitle" presentation:user-transformed="true">
          <draw:text-box>
            <text:p><text:span text:style-name="T1">Syntax:</text:span> Använda och ändra data i objekt: Använd punkt</text:p>
            <text:p/>
          </draw:text-box>
        </draw:frame>
        <draw:frame draw:style-name="gr9" draw:text-style-name="P4" draw:layer="layout" svg:width="20.175cm" svg:height="11.645cm" svg:x="3.913cm" svg:y="8.051cm">
          <draw:text-box>
            <text:p text:style-name="P3"><text:span text:style-name="T2">var person = {</text:span></text:p>
            <text:p text:style-name="P3"><text:span text:style-name="T2"><text:tab/></text:span><text:span text:style-name="T2">namn: ”Sebastian”</text:span></text:p>
            <text:p text:style-name="P3"><text:span text:style-name="T2">}</text:span></text:p>
            <text:p text:style-name="P3"><text:span text:style-name="T2"/></text:p>
            <text:p text:style-name="P3"><text:span text:style-name="T2">person.namn = ”inte Sebastian”</text:span></text:p>
            <text:p text:style-name="P3"><text:span text:style-name="T2"/></text:p>
            <text:p text:style-name="P3"><text:span text:style-name="T2">// Skriver ut ”inte Sebastian” i konsollen</text:span></text:p>
            <text:p text:style-name="P3"><text:span text:style-name="T2">console.log(person.namn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4" draw:text-style-name="P1" draw:layer="layout" svg:width="16.799cm" svg:height="12.661cm" svg:x="5.601cm" svg:y="3.6cm" presentation:class="subtitle" presentation:user-transformed="true">
          <draw:text-box>
            <text:p>Egenskaper kan vara vad som helst, även funktioner och andra objekt!</text:p>
            <text:p/>
          </draw:text-box>
        </draw:frame>
        <draw:frame draw:style-name="gr10" draw:text-style-name="P4" draw:layer="layout" svg:width="23.087cm" svg:height="11.645cm" svg:x="2.513cm" svg:y="8.051cm">
          <draw:text-box>
            <text:p text:style-name="P3"><text:span text:style-name="T2">var klocka = {</text:span></text:p>
            <text:p text:style-name="P3"><text:span text:style-name="T2"><text:tab/></text:span><text:span text:style-name="T2">tid: function() {</text:span></text:p>
            <text:p text:style-name="P3"><text:span text:style-name="T2"><text:tab/></text:span><text:span text:style-name="T2"><text:tab/></text:span><text:span text:style-name="T2">return new Date().toLocaleTimeString()</text:span></text:p>
            <text:p text:style-name="P3"><text:span text:style-name="T2"><text:tab/></text:span><text:span text:style-name="T2">}</text:span></text:p>
            <text:p text:style-name="P3"><text:span text:style-name="T2">}</text:span></text:p>
            <text:p text:style-name="P3"><text:span text:style-name="T2"/></text:p>
            <text:p text:style-name="P3"><text:span text:style-name="T2">// Skriver ut tiden i konsollen</text:span></text:p>
            <text:p text:style-name="P3"><text:span text:style-name="T2">console.log(klocka.tid()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4" draw:text-style-name="P1" draw:layer="layout" svg:width="16.799cm" svg:height="12.661cm" svg:x="5.601cm" svg:y="3.6cm" presentation:class="subtitle" presentation:user-transformed="true">
          <draw:text-box>
            <text:p>Du kan nå objektets egna egenskaper inom objektet med ”<text:span text:style-name="T1">this</text:span>”:</text:p>
          </draw:text-box>
        </draw:frame>
        <draw:frame draw:style-name="gr11" draw:text-style-name="P4" draw:layer="layout" svg:width="23.087cm" svg:height="11.645cm" svg:x="2.513cm" svg:y="8.051cm">
          <draw:text-box>
            <text:p text:style-name="P3"><text:span text:style-name="T2">var person = {</text:span></text:p>
            <text:p text:style-name="P3"><text:span text:style-name="T2"><text:tab/></text:span><text:span text:style-name="T2">namn: ”Sebastian”,</text:span></text:p>
            <text:p text:style-name="P3"><text:span text:style-name="T2"><text:tab/></text:span><text:span text:style-name="T2">halsa: function() {</text:span></text:p>
            <text:p text:style-name="P3"><text:span text:style-name="T2"><text:tab/></text:span><text:span text:style-name="T2"><text:tab/></text:span><text:span text:style-name="T2">return ”Hej ” + </text:span><text:span text:style-name="T4">this</text:span><text:span text:style-name="T2">.namn + ”!”</text:span></text:p>
            <text:p text:style-name="P3"><text:span text:style-name="T2"><text:tab/></text:span><text:span text:style-name="T2">}</text:span></text:p>
            <text:p text:style-name="P3"><text:span text:style-name="T2">}</text:span></text:p>
            <text:p text:style-name="P3"><text:span text:style-name="T2"/></text:p>
            <text:p text:style-name="P3"><text:span text:style-name="T2">// Skriver ut ”Hej Sebastian!” i konsollen</text:span></text:p>
            <text:p text:style-name="P3"><text:span text:style-name="T2">console.log(person.halsa()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4" draw:text-style-name="P1" draw:layer="layout" svg:width="16.799cm" svg:height="12.661cm" svg:x="5.601cm" svg:y="7.6cm" presentation:class="subtitle" presentation:user-transformed="true">
          <draw:text-box>
            <text:p><text:span text:style-name="T1">Varför objekt? Ett exempel!</text:span></text:p>
            <text:p/>
            <text:p>[js_objekt_exempel.html]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4" draw:text-style-name="P1" draw:layer="layout" svg:width="16.799cm" svg:height="12.661cm" svg:x="5.601cm" svg:y="2.6cm" presentation:class="subtitle" presentation:user-transformed="true">
          <draw:text-box>
            <text:p><text:span text:style-name="T1">Övning:</text:span></text:p>
            <text:p><text:span text:style-name="T5"/></text:p>
            <text:p><text:span text:style-name="T5">Skapa en funktion som tar in namn och ålder och ger tillbaka ett person-objekt. Dvs:</text:span></text:p>
          </draw:text-box>
        </draw:frame>
        <draw:frame draw:style-name="gr12" draw:text-style-name="P4" draw:layer="layout" svg:width="24.8cm" svg:height="9.4cm" svg:x="1.6cm" svg:y="9.8cm">
          <draw:text-box>
            <text:p text:style-name="P3"><text:span text:style-name="T2">var person = skapaPerson(”Sebastian”, 24)</text:span></text:p>
            <text:p text:style-name="P3"><text:span text:style-name="T2"/></text:p>
            <text:p text:style-name="P3"><text:span text:style-name="T2">// Skriver ut ”Sebastian” i konsollen</text:span></text:p>
            <text:p text:style-name="P3"><text:span text:style-name="T2">console.log(person.namn)</text:span></text:p>
            <text:p text:style-name="P3"><text:span text:style-name="T2"/></text:p>
            <text:p text:style-name="P3"><text:span text:style-name="T2">// Skriver ut ”24” i konsollen</text:span></text:p>
            <text:p text:style-name="P3"><text:span text:style-name="T2">console.log(person.alder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" style:display-name="Default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" style:display-name="Default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2" style:display-name="Default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2" style:display-name="Default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2_5f_1" style:display-name="Default_1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2_5f_1" style:display-name="Default_1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2_5f_2" style:display-name="Default_1_1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2_5f_2" style:display-name="Default_1_1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9T17:46:57.051509897</meta:creation-date>
    <dc:date>2018-04-17T16:09:20.191405749</dc:date>
    <meta:editing-duration>PT1H32M14S</meta:editing-duration>
    <meta:editing-cycles>9</meta:editing-cycles>
    <meta:generator>LibreOffice/6.0.2.1$Linux_x86 LibreOffice_project/00m0$Build-1</meta:generator>
    <meta:document-statistic meta:object-count="74"/>
  </office:meta>
</office:document-meta>
</file>